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54f30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><draw:frame text:anchor-type="as-char" svg:y="0.0835in" draw:z-index="5" draw:name="depot.kurzzeichen" draw:style-name="gr1" draw:text-style-name="P8" svg:width="1.8276in" svg:height="0.1925in"><draw:text-box><text:p text:style-name="P7"><text:span text:style-name="T2">Depot</text:span></text:p></draw:text-box></draw:frame></text:p>
        <text:p text:style-name="P1"><draw:frame text:anchor-type="as-char" svg:y="-0.1437in" draw:z-index="0" draw:name="kunde.zusatzinfoLieferung" draw:style-name="gr1" draw:text-style-name="P6" svg:width="1.9551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1.9551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1.947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1.947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08:50:45.704737659</dc:date>
    <dc:creator>Mike Toggweiler</dc:creator>
    <meta:editing-duration>PT14H11M17S</meta:editing-duration>
    <meta:editing-cycles>14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